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66a9" officeooo:paragraph-rsid="001566a9"/>
    </style:style>
    <style:style style:name="P2" style:family="paragraph" style:parent-style-name="Standard">
      <style:paragraph-properties fo:text-align="justify" style:justify-single-word="false"/>
      <style:text-properties officeooo:rsid="001566a9" officeooo:paragraph-rsid="001566a9"/>
    </style:style>
    <style:style style:name="P3" style:family="paragraph" style:parent-style-name="Standard">
      <style:text-properties officeooo:paragraph-rsid="001566a9"/>
    </style:style>
    <style:style style:name="P4" style:family="paragraph" style:parent-style-name="Standard">
      <style:paragraph-properties fo:text-align="justify" style:justify-single-word="false"/>
      <style:text-properties officeooo:paragraph-rsid="001566a9"/>
    </style:style>
    <style:style style:name="T1" style:family="text">
      <style:text-properties officeooo:rsid="001566a9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etodologias de Desenvolvimento de Softwares</text:h>
      <text:p text:style-name="P1">Formadora: Sonia Rodrigues<text:tab/></text:p>
      <text:p text:style-name="P1">Formanda: Samanta Bordallo</text:p>
      <text:p text:style-name="P1"/>
      <text:p text:style-name="P3"><text:span text:style-name="T1">Responder as seguintes questões:</text:span></text:p>
      <text:p text:style-name="P4"><text:span text:style-name="Strong_20_Emphasis"/></text:p>
      <text:p text:style-name="P4"><text:span text:style-name="Strong_20_Emphasis"><text:span text:style-name="T1">1 - Principais vantagens associadas à utilização de metodologias ágeis:</text:span></text:span></text:p>
      <text:p text:style-name="P4"><text:span text:style-name="Strong_20_Emphasis"/></text:p>
      <text:p text:style-name="P4">As principais vantagens das metodologias ágeis incluem a capacidade de resposta a mudanças nos requisitos do projeto, maior envolvimento do cliente ao longo do processo, entrega incremental e contínua de software funcional, colaboração efetiva entre membros da equipe, foco na satisfação do cliente, e melhoria contínua por meio de feedback constante.</text:p>
      <text:p text:style-name="P4"/>
      <text:p text:style-name="P4"><text:span text:style-name="Strong_20_Emphasis"><text:span text:style-name="T1">2 - </text:span></text:span><text:span text:style-name="Strong_20_Emphasis">Principais metodologias ágeis utilizadas no desenvolvimento de software:</text:span></text:p>
      <text:p text:style-name="P4"><text:span text:style-name="Strong_20_Emphasis"/></text:p>
      <text:p text:style-name="P4">Algumas das principais metodologias ágeis incluem Scrum, Kanban, Extreme Programming (XP), Lean, Crystal e Dynamic Systems Development Method (DSDM).</text:p>
      <text:p text:style-name="P4"/>
      <text:p text:style-name="P4"><text:span text:style-name="Strong_20_Emphasis"><text:span text:style-name="T1">3 - </text:span></text:span><text:span text:style-name="Strong_20_Emphasis">Desenvolvimento colaborativo é benéfico no desenvolvimento de software? Fundamente a sua resposta:</text:span></text:p>
      <text:p text:style-name="P4"><text:span text:style-name="Strong_20_Emphasis"/></text:p>
      <text:p text:style-name="P4">Sim, o desenvolvimento colaborativo é benéfico no desenvolvimento de software. Ele promove a troca de ideias, conhecimento e habilidades entre os membros da equipe, resultando em soluções mais abrangentes e eficazes. A colaboração também facilita a identificação e resolução rápida de problemas, promove a responsabilidade compartilhada e melhora a comunicação dentro da equipe.</text:p>
      <text:p text:style-name="P4"/>
      <text:p text:style-name="P4"><text:span text:style-name="Strong_20_Emphasis"><text:span text:style-name="T1">4 - </text:span></text:span><text:span text:style-name="Strong_20_Emphasis">Principais vantagens de utilizar um sistema de controlo de versões num desenvolvimento colaborativo:</text:span></text:p>
      <text:p text:style-name="P4"><text:span text:style-name="Strong_20_Emphasis"/></text:p>
      <text:p text:style-name="P4">Um sistema de controle de versões permite o acompanhamento das alterações no código-fonte, facilita a colaboração simultânea de vários desenvolvedores, fornece histórico de versões para rastreamento e auditoria, ajuda na resolução de conflitos durante a integração de código e proporciona a capacidade de reverter para versões anteriores em caso de problemas.</text:p>
      <text:p text:style-name="P4"/>
      <text:p text:style-name="P4"><text:span text:style-name="Strong_20_Emphasis"><text:span text:style-name="T1">5 - </text:span></text:span><text:span text:style-name="Strong_20_Emphasis">Importância dos testes no processo de desenvolvimento de software:</text:span></text:p>
      <text:p text:style-name="P4"><text:span text:style-name="Strong_20_Emphasis"/></text:p>
      <text:p text:style-name="P4">Os testes são cruciais no desenvolvimento de software para garantir a qualidade, identificar e corrigir erros precocemente, validar se o software atende aos requisitos especificados e garantir que as alterações no código não introduzam novos problemas. Testes ajudam a mitigar riscos, aumentar a confiabilidade e usabilidade do software, e contribuem para a entrega de um produto mais robusto.</text:p>
      <text:p text:style-name="P4"/>
      <text:p text:style-name="P4"><text:span text:style-name="Strong_20_Emphasis"><text:span text:style-name="T1">6 - </text:span></text:span><text:span text:style-name="Strong_20_Emphasis">Relação entre o custo de corrigir uma falha e a fase de desenvolvimento do projeto em que a mesma é detetada:</text:span></text:p>
      <text:p text:style-name="P4"><text:span text:style-name="Strong_20_Emphasis"/></text:p>
      <text:p text:style-name="P4">O custo de corrigir uma falha aumenta significativamente à medida que avançamos nas fases do projeto. Se uma falha é detectada e corrigida precocemente durante as fases iniciais, o custo é menor. No entanto, se a falha é identificada tardiamente, durante ou após a implementação, os custos associados à correção, retrabalho e possíveis impactos nos prazos são consideravelmente <text:soft-page-break/>mais elevados. Portanto, é mais eficiente e econômico detectar e corrigir problemas o mais cedo possível no ciclo de vida do desenvolviment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0T12:05:43.425000000</meta:creation-date>
    <dc:date>2023-11-10T12:16:45.882000000</dc:date>
    <meta:editing-duration>PT11M3S</meta:editing-duration>
    <meta:editing-cycles>1</meta:editing-cycles>
    <meta:document-statistic meta:table-count="0" meta:image-count="0" meta:object-count="0" meta:page-count="2" meta:paragraph-count="16" meta:word-count="410" meta:character-count="2814" meta:non-whitespace-character-count="2419"/>
    <meta:generator>LibreOffice/7.3.4.2$Windows_X86_64 LibreOffice_project/728fec16bd5f605073805c3c9e7c4212a0120dc5</meta:generator>
  </office:meta>
</office:document-meta>
</file>